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fo:font-weight="bold" style:font-style-asian="normal" style:font-weight-asian="bold" style:font-style-complex="normal" style:font-weight-complex="bold"/>
    </style:style>
    <style:style style:name="P3" style:family="paragraph" style:parent-style-name="Standard">
      <style:text-properties fo:font-weight="normal" officeooo:rsid="001844fc" officeooo:paragraph-rsid="001844fc" style:font-weight-asian="normal" style:font-weight-complex="normal"/>
    </style:style>
    <style:style style:name="P4" style:family="paragraph" style:parent-style-name="Standard">
      <style:text-properties fo:font-weight="normal" officeooo:rsid="0019f91f" officeooo:paragraph-rsid="0019f91f" style:font-weight-asian="normal" style:font-weight-complex="normal"/>
    </style:style>
    <style:style style:name="P5" style:family="paragraph" style:parent-style-name="Standard">
      <style:text-properties fo:font-weight="normal" officeooo:rsid="0019f91f" officeooo:paragraph-rsid="001a6498" style:font-weight-asian="normal" style:font-weight-complex="normal"/>
    </style:style>
    <style:style style:name="P6" style:family="paragraph" style:parent-style-name="Standard">
      <style:text-properties fo:font-weight="normal" officeooo:rsid="001ee2b6" officeooo:paragraph-rsid="001ee2b6" style:font-weight-asian="normal" style:font-weight-complex="normal"/>
    </style:style>
    <style:style style:name="P7" style:family="paragraph" style:parent-style-name="Standard">
      <style:text-properties officeooo:rsid="0019f91f" officeooo:paragraph-rsid="0019f91f"/>
    </style:style>
    <style:style style:name="T1" style:family="text">
      <style:text-properties officeooo:rsid="0016ed23"/>
    </style:style>
    <style:style style:name="T2" style:family="text">
      <style:text-properties officeooo:rsid="0017b2f5"/>
    </style:style>
    <style:style style:name="T3" style:family="text">
      <style:text-properties officeooo:rsid="001844fc"/>
    </style:style>
    <style:style style:name="T4" style:family="text">
      <style:text-properties fo:font-style="italic" style:font-style-asian="italic" style:font-style-complex="italic"/>
    </style:style>
    <style:style style:name="T5" style:family="text">
      <style:text-properties fo:font-style="italic" officeooo:rsid="0019f91f"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9f91f" style:font-style-asian="normal" style:font-style-complex="normal"/>
    </style:style>
    <style:style style:name="T8" style:family="text">
      <style:text-properties fo:font-style="normal" officeooo:rsid="001b8a55" style:font-style-asian="normal" style:font-style-complex="normal"/>
    </style:style>
    <style:style style:name="T9" style:family="text">
      <style:text-properties fo:font-style="normal" officeooo:rsid="001c1731" style:font-style-asian="normal" style:font-style-complex="normal"/>
    </style:style>
    <style:style style:name="T10" style:family="text">
      <style:text-properties fo:font-style="normal" officeooo:rsid="001d82bd" style:font-style-asian="normal" style:font-style-complex="normal"/>
    </style:style>
    <style:style style:name="T11" style:family="text">
      <style:text-properties officeooo:rsid="0019f91f"/>
    </style:style>
    <style:style style:name="T12" style:family="text">
      <style:text-properties officeooo:rsid="001a6498"/>
    </style:style>
    <style:style style:name="T13" style:family="text">
      <style:text-properties officeooo:rsid="001ee2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t 1:</text:p>
      <text:p text:style-name="Standard">The main algorithm works by first going back to the starting position (1,1). Then it will work its way through the map in a zig-zag motion while stopping to pick up dirt on it's way.</text:p>
      <text:p text:style-name="Standard"/>
      <text:p text:style-name="Standard">The main loop is basically a series of if-statements, using the boolean variables doneCleaning, foundStartingPosition, turning, and turning<text:span text:style-name="T2">Right</text:span>Next. All are initiated to false with the exception for turning<text:span text:style-name="T1">RightNext</text:span>.</text:p>
      <text:p text:style-name="Standard"/>
      <text:p text:style-name="Standard">When we hit a bump it means we have to turn, so turning is set to true while we turn once, move down once, and then turn once again. Turning<text:span text:style-name="T1">Right</text:span>Next is used to determine which way we should rotate, starting with right.</text:p>
      <text:p text:style-name="Standard"/>
      <text:p text:style-name="Standard">We're done when we hit a bump while not looking WEST or EAST. This sets doneCleaning to true, while <text:span text:style-name="T3">starting to </text:span>mov<text:span text:style-name="T3">e</text:span> to the starting position in the same way as be<text:span text:style-name="T3">f</text:span>ore.</text:p>
      <text:p text:style-name="Standard"/>
      <text:p text:style-name="P7">The implementation is not perfect, and could probably be slightly faster if we moved in a smaller and smaller circular motion, which would allow us to be finished cleaning closer to home.</text:p>
      <text:p text:style-name="Standard"/>
      <text:p text:style-name="Standard"/>
      <text:p text:style-name="P1">Part 2:</text:p>
      <text:p text:style-name="P3">For the second part, we're using the same technique as the first part by zig-zagging through the map until we reach the end. The difference is that we're using a Breadth-First-Search to get to the next position. <text:span text:style-name="T9"><text:s/></text:span>When we hit a bump, a new path is calculated.</text:p>
      <text:p text:style-name="P3"/>
      <text:p text:style-name="P3">To <text:span text:style-name="T11">r</text:span>ealize this we're using variables xCount and yCount, that represent the next goal position. The first <text:span text:style-name="T11">goal</text:span> is (2, 1), and is updated with a function called updateGoal(), which basically just updates xCount and yCount so that it<text:span text:style-name="T11">'s</text:span> moving in the zig-zag motion <text:span text:style-name="T11">previously explained</text:span>.</text:p>
      <text:p text:style-name="P3"/>
      <text:p text:style-name="P3">Our implementation of BFS uses a custom class Node, so that we can add properties like <text:span text:style-name="T4">visited, previous, </text:span><text:span text:style-name="T6">and a list of neighbors. In addition to the </text:span><text:span text:style-name="T7">2D-array </text:span><text:span text:style-name="T6">world</text:span><text:span text:style-name="T7">, we're using a 2D-array called </text:span><text:span text:style-name="T5">worldNodes </text:span><text:span text:style-name="T7">with the same size, filled with Nodes. </text:span><text:span text:style-name="T8">This 2D-array is used for the BFS search to know which nodes have been visited. </text:span><text:span text:style-name="T9">We run this algorithm in the updatePath() </text:span><text:span text:style-name="T10">to store the entire path in a linked list. When the path is empty, we're calculating a new one. If it's not empty, we take the first element and move to that position (it is always just one step away).</text:span></text:p>
      <text:p text:style-name="P3"/>
      <text:p text:style-name="P4">When xCount and yCount are at the last position possible (hardcoded <text:s/>to (15, 15) because we don't know how big the map actually is), we're done cleaning and use the BFS to calculate a path home.</text:p>
      <text:p text:style-name="P4"/>
      <text:p text:style-name="P4">The implementation is not perfect and can be improved in some ways. The most obvious improvement would be to minimize the number of turns. We're always turning left and it's very ineffective <text:span text:style-name="T13">and looks awkward </text:span>when we're doing <text:span text:style-name="T13">a</text:span> 180-turn at the right side. Very easy to fix though.</text:p>
      <text:p text:style-name="P4"/>
      <text:p text:style-name="P5">A second improvement could be to use the information available in the world when calculating a new path. We don't do that, and it's most obvious when <text:span text:style-name="T12">we're</text:span> done cleaning and should just calculate a path back home. We have all the information about bumps and wall<text:span text:style-name="T12">s</text:span>, but we still calculate a path that <text:span text:style-name="T12">can possibly include a bump, so that a new path has to be calculated once more.</text:span></text:p>
      <text:p text:style-name="P5"/>
      <text:p text:style-name="P6">We had some alternative solutions, all using BFS, but we chose this one in the end because it is simple and will perform well in most cases. Other solutions might be to always go for the closest unvisited position and explore it instead of our predetermined zig-zag m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12T15:00:55.506153433</dc:date>
    <meta:editing-duration>PT1H4M36S</meta:editing-duration>
    <meta:editing-cycles>11</meta:editing-cycles>
    <meta:generator>LibreOffice/5.0.3.2$Linux_X86_64 LibreOffice_project/00m0$Build-2</meta:generator>
    <meta:document-statistic meta:table-count="0" meta:image-count="0" meta:object-count="0" meta:page-count="1" meta:paragraph-count="14" meta:word-count="573" meta:character-count="3224" meta:non-whitespace-character-count="2663"/>
  </office:meta>
</office:document-meta>
</file>